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37000004390D6A197565F1E92B.png" manifest:media-type="image/png"/>
  <manifest:file-entry manifest:full-path="Pictures/100000000000026100000175FD76DD3781D5FA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3.712cm" svg:height="8.4cm" svg:x="0.113cm" svg:y="0.1cm">
          <draw:image xlink:href="Pictures/100000000000026100000175FD76DD3781D5FA93.jpg" xlink:type="simple" xlink:show="embed" xlink:actuate="onLoad">
            <text:p/>
          </draw:image>
        </draw:frame>
        <draw:frame draw:style-name="gr1" draw:text-style-name="P1" draw:layer="layout" svg:width="13.819cm" svg:height="9.389cm" svg:x="13.781cm" svg:y="5.8cm">
          <draw:image xlink:href="Pictures/1000020100000637000004390D6A197565F1E92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1-26T09:46:41.179442087</meta:creation-date>
    <dc:date>2021-01-26T09:50:00.280965248</dc:date>
    <dc:creator>Claudia </dc:creator>
    <meta:editing-duration>PT3M32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